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style:font-name="Monospace"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2pt" style:font-name-asian="Monospace" style:font-size-asian="12pt" style:font-name-complex="Monospace"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style:font-name-asian="Monospace" style:font-size-asian="12pt" style:font-name-complex="Monospace"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fo:font-style="normal" style:text-underline-style="none" fo:font-weight="bold" style:font-style-asian="normal" style:font-weight-asian="bold" style:font-style-complex="normal" style:font-weight-complex="bold"/>
    </style:style>
    <style:style style:name="P12" style:family="paragraph" style:parent-style-name="Standard">
      <style:text-properties fo:font-style="italic" style:text-underline-style="none" fo:font-weight="normal" style:font-style-asian="italic" style:font-weight-asian="normal" style:font-style-complex="italic" style:font-weight-complex="normal"/>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style:font-name-asian="Monospace" style:font-size-asian="12pt" style:font-name-complex="Monospace" style:font-size-complex="12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2pt" style:font-name-asian="Monospace" style:font-size-asian="12pt" style:font-name-complex="Monospace" style:font-size-complex="12pt"/>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color="#000000"/>
    </style:style>
    <style:style style:name="T6" style:family="text">
      <style:text-properties fo:color="#000000" style:text-underline-style="none" fo:font-weight="normal" style:font-weight-asian="normal" style:font-weight-complex="normal"/>
    </style:style>
    <style:style style:name="T7" style:family="text">
      <style:text-properties fo:color="#000000" style:font-name="Monospace" style:font-name-asian="Monospace" style:font-name-complex="Monospace"/>
    </style:style>
    <style:style style:name="T8" style:family="text">
      <style:text-properties fo:color="#2a00ff"/>
    </style:style>
    <style:style style:name="T9" style:family="text">
      <style:text-properties fo:color="#2a00ff" style:text-underline-style="none" fo:font-weight="normal" style:font-weight-asian="normal" style:font-weight-complex="normal"/>
    </style:style>
    <style:style style:name="T10" style:family="text">
      <style:text-properties fo:color="#7f0055" fo:font-weight="bold" style:font-weight-asian="bold" style:font-weight-complex="bold"/>
    </style:style>
    <style:style style:name="T11" style:family="text">
      <style:text-properties fo:color="#7f0055" style:font-name="Monospace" fo:font-weight="bold" style:font-name-asian="Monospace" style:font-weight-asian="bold" style:font-name-complex="Monospace" style:font-weight-complex="bold"/>
    </style:style>
    <style:style style:name="T12" style:family="text">
      <style:text-properties fo:color="#323232"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13" style:family="text">
      <style:text-properties fo:color="#323232" style:font-name="Monospace" fo:font-size="10pt" fo:font-style="normal" style:text-underline-style="none" fo:font-weight="bold" style:font-name-asian="Monospace" style:font-size-asian="10pt" style:font-style-asian="normal" style:font-weight-asian="bold" style:font-name-complex="Monospace" style:font-size-complex="10pt" style:font-style-complex="normal" style:font-weight-complex="bold"/>
    </style:style>
    <style:style style:name="T14" style:family="text">
      <style:text-properties fo:color="#3f7f5f"/>
    </style:style>
    <style:style style:name="T15" style:family="text">
      <style:text-properties fo:color="#3f7f5f" style:text-underline-style="none"/>
    </style:style>
    <style:style style:name="T16" style:family="text">
      <style:text-properties fo:color="#3f7f5f" style:font-name="Monospace" style:font-name-asian="Monospace" style:font-name-complex="Monospa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use Clarke and Wright with Monte Carlo Simulation library</text:p>
      <text:p text:style-name="P8"/>
      <text:p text:style-name="P9">1. Download library jar and lecuyer library jar</text:p>
      <text:p text:style-name="P8">First of all create a new project with you Java IDE. Next step is to download from here lecuyer library and from here Clarke and Wright with Monte Carlo Simulation library.</text:p>
      <text:p text:style-name="P2">Remember: Lecuyer library is used in order to generate random numbers. You can use Java Util Random from the standard Java library but its performance is slightly lower.</text:p>
      <text:p text:style-name="P10">Finally, add from your Java IDE the two downloaded jar files to the Java Build Path of your created project.</text:p>
      <text:p text:style-name="P12">Note for Eclipse Users: Adding a jar file from eclipse is really easy. Go to project properties-&gt;Java Build Path-&gt;Libraries and click Add Jars button. Select the two downloaded files and enjoy it!</text:p>
      <text:p text:style-name="P12"/>
      <text:p text:style-name="P11">2. Configure Input Structure</text:p>
      <text:p text:style-name="P10">If you want to use the input mechanisms present in the library you must follow these steps.</text:p>
      <text:p text:style-name="P3">First<text:span text:style-name="T2">, list of tests file:</text:span></text:p>
      <text:p text:style-name="P10">It is necessary to create a list of tests file, each row in this file will represent the characteristics of a VRP instance. The row pattern is:</text:p>
      <text:p text:style-name="P10"/>
      <text:p text:style-name="P3"><text:span text:style-name="T1">instanceName </text:span><text:span text:style-name="T4">(tab)</text:span><text:span text:style-name="T1"> maxRouteCosts </text:span><text:span text:style-name="T4">(tab)</text:span><text:span text:style-name="T1"> serviceCosts </text:span><text:span text:style-name="T4">(tab)</text:span><text:span text:style-name="T1"> maxTime(sec) </text:span><text:span text:style-name="T4">(tab)</text:span><text:span text:style-name="T1"> nIterRandCWS </text:span><text:span text:style-name="T4">(tab)</text:span><text:span text:style-name="T1"> nSols </text:span><text:span text:style-name="T4">(tab)</text:span><text:span text:style-name="T1"> distribution </text:span><text:span text:style-name="T4">(tab)</text:span><text:span text:style-name="T1"> betaMin </text:span><text:span text:style-name="T4">(tab)</text:span><text:span text:style-name="T1"> betaMax </text:span><text:span text:style-name="T4">(tab)</text:span><text:span text:style-name="T1"> randomGenerator </text:span><text:span text:style-name="T4">(tab)</text:span><text:span text:style-name="T1"> seed</text:span></text:p>
      <text:p text:style-name="P12">(tab) stands for tabulation</text:p>
      <text:p text:style-name="P12"/>
      <text:p text:style-name="P10">Example:</text:p>
      <text:p text:style-name="P10">Golden_01<text:tab/><text:tab/>650<text:tab/> <text:s text:c="6"/>0 <text:s text:c="13"/>10 <text:s text:c="10"/>1000 <text:s text:c="9"/>1 <text:s text:c="9"/>g <text:s text:c="11"/>0.1 <text:s text:c="5"/>0.2 <text:s text:c="8"/>java <text:s text:c="10"/>88</text:p>
      <text:p text:style-name="P10"/>
      <text:p text:style-name="P10">distribution options are t (triangular) g (geometric) u (uniform). It is strongly recommendable to use the geometric one.</text:p>
      <text:p text:style-name="P10">Once it has been created a list of test it will be necessary to load it through a TestPlanner instance as follows:</text:p>
      <text:p text:style-name="P10"/>
      <text:p text:style-name="P4"><text:span text:style-name="T6">String testsFilePath = </text:span><text:span text:style-name="T9">"Test2Run.txt"</text:span><text:span text:style-name="T6">;</text:span></text:p>
      <text:p text:style-name="P5"><text:span text:style-name="T5">TestsPlanner planner = </text:span><text:span text:style-name="T10">new</text:span><text:span text:style-name="T5"> TestsPlanner(testsFilePath);</text:span></text:p>
      <text:p text:style-name="P6">ArrayList&lt;Test&gt; testsList = planner.getTestsList();</text:p>
      <text:p text:style-name="P15"/>
      <text:p text:style-name="P1">Second<text:span text:style-name="T2">, vrp instance definition and available vehicles:</text:span></text:p>
      <text:p text:style-name="P8">It must be defined two files to have a VRP instance description. A VRP description is composed by node coordinates and demands plus load capabilities for serving vehicles.</text:p>
      <text:p text:style-name="P8">First file to define is the list of problem nodes. Each row represents a node coordinate and its demand. First node must be always the depot node with a demand of 0.</text:p>
      <text:p text:style-name="P8">Row pattern is:</text:p>
      <text:p text:style-name="P1"><text:span text:style-name="T1">doubleXValue </text:span><text:span text:style-name="T4">(tab) </text:span><text:span text:style-name="T3">doubleYValue </text:span><text:span text:style-name="T4">(tab) </text:span><text:span text:style-name="T3">integerDemand</text:span></text:p>
      <text:p text:style-name="P10"/>
      <text:p text:style-name="P10">Example:</text:p>
      <text:p text:style-name="P10"><text:s text:c="3"/>0.0000 <text:s text:c="5"/>0.0000 <text:s text:c="5"/>0 </text:p>
      <text:p text:style-name="P10"><text:s text:c="2"/>30.0000 <text:s text:c="5"/>0.0000 <text:s text:c="4"/>10</text:p>
      <text:p text:style-name="P10">Instance with just one customer, first row is the depot coordinates and second row the customer coordinates with 10 units of demand.</text:p>
      <text:p text:style-name="P10"/>
      <text:p text:style-name="P10">Second file to define is the load capacity for the vehicles that are going to be used. It is just necessary to have an integer value that represent load units.</text:p>
      <text:p text:style-name="P10"/>
      <text:p text:style-name="P10"><text:soft-page-break/>Example:</text:p>
      <text:p text:style-name="P10">550</text:p>
      <text:p text:style-name="P10">Instance where the vehicles have a 550 <text:s/>load units.</text:p>
      <text:p text:style-name="Standard"><text:span text:style-name="T3">Once these two files are created for each VRP instance </text:span><text:span text:style-name="T12">InputsManager</text:span><text:span text:style-name="T13"> </text:span>class must be used to load each problem information.</text:p>
      <text:p text:style-name="Standard"/>
      <text:p text:style-name="P5"><text:span text:style-name="T10">for</text:span><text:span text:style-name="T5"> (</text:span><text:span text:style-name="T10">int</text:span><text:span text:style-name="T5"> k = 0; k &lt; testsList.size(); k++) </text:span></text:p>
      <text:p text:style-name="P6">{</text:p>
      <text:p text:style-name="P6"><text:s text:c="2"/>Test aTest = testsList.get(k);</text:p>
      <text:p text:style-name="P5"><text:span text:style-name="T5"><text:s text:c="2"/></text:span><text:span text:style-name="T14">//Get the instance inputs(nodes data)and the </text:span><text:span text:style-name="T15">vcap</text:span><text:span text:style-name="T14"> inputs .</text:span></text:p>
      <text:p text:style-name="P5"><text:span text:style-name="T5"><text:s text:c="2"/>String inputsFilePath = aTest.getInstanceName() + </text:span><text:span text:style-name="T8">"_input_nodes.txt"</text:span><text:span text:style-name="T5">;</text:span></text:p>
      <text:p text:style-name="P5"><text:span text:style-name="T5"><text:s text:c="2"/>String inputsVehicleFilePath = aTest.getInstanceName() + </text:span><text:span text:style-name="T8">"_vehicle_load.txt"</text:span><text:span text:style-name="T5">;</text:span></text:p>
      <text:p text:style-name="P5"><text:span text:style-name="T5"><text:s text:c="2"/>InputsManager inMan = </text:span><text:span text:style-name="T10">new </text:span><text:span text:style-name="T5">InputsManager(inputsFilePath,inputsVehicleFilePath);</text:span></text:p>
      <text:p text:style-name="P6"><text:s text:c="2"/>Inputs inputs = inMngr.getInputs();</text:p>
      <text:p text:style-name="P6">}</text:p>
      <text:p text:style-name="P15"/>
      <text:p text:style-name="P11">3. Solving VRP instance.</text:p>
      <text:p text:style-name="P10">After having loaded <text:s/>VRP input instances it could be selected one of the three methods present in SRGCWSCS class in order to solve the problem. Output class could also be used to manage the solutions built in a file. In next example, the standard method from <text:s/>SRGCWSCS is used in order to generate solutions for a list of vrp instances.</text:p>
      <text:p text:style-name="P10"/>
      <text:p text:style-name="P16">//Load list of tests files</text:p>
      <text:p text:style-name="P4"><text:span text:style-name="T6">String testsFilePath = </text:span><text:span text:style-name="T9">"Test2Run.txt"</text:span><text:span text:style-name="T6">;</text:span></text:p>
      <text:p text:style-name="P5"><text:span text:style-name="T5">TestsPlanner planner = </text:span><text:span text:style-name="T10">new</text:span><text:span text:style-name="T5"> TestsPlanner(testsFilePath);</text:span></text:p>
      <text:p text:style-name="P14">ArrayList&lt;Test&gt; testsList = planner.getTestsList();</text:p>
      <text:p text:style-name="P14"/>
      <text:p text:style-name="P16">//For each test load instance definitions (nodes and vehicle capacity)</text:p>
      <text:p text:style-name="P16">//solve it and leave the result in output folder</text:p>
      <text:p text:style-name="P5"><text:span text:style-name="T10">for</text:span><text:span text:style-name="T5"> (</text:span><text:span text:style-name="T10">int</text:span><text:span text:style-name="T5"> k = 0; k &lt; testsList.size(); k++) </text:span></text:p>
      <text:p text:style-name="P6">{</text:p>
      <text:p text:style-name="P6"><text:s text:c="2"/>Test aTest = testsList.get(k);</text:p>
      <text:p text:style-name="P5"><text:span text:style-name="T5"><text:s text:c="2"/></text:span><text:span text:style-name="T14">//Get the instance inputs(nodes data)and the </text:span><text:span text:style-name="T15">vcap</text:span><text:span text:style-name="T14"> inputs .</text:span></text:p>
      <text:p text:style-name="P5"><text:span text:style-name="T5"><text:s text:c="2"/>String inputsFilePath = aTest.getInstanceName() + </text:span><text:span text:style-name="T8">"_input_nodes.txt"</text:span><text:span text:style-name="T5">;</text:span></text:p>
      <text:p text:style-name="P5"><text:span text:style-name="T5"><text:s text:c="2"/>String inputsVehicleFilePath = aTest.getInstanceName() + </text:span><text:span text:style-name="T8">"_vehicle_load.txt"</text:span><text:span text:style-name="T5">;</text:span></text:p>
      <text:p text:style-name="P5"><text:span text:style-name="T5"><text:s text:c="2"/>InputsManager inMan = </text:span><text:span text:style-name="T10">new </text:span><text:span text:style-name="T5">InputsManager(inputsFilePath,inputsVehicleFilePath);</text:span></text:p>
      <text:p text:style-name="P6"><text:s text:c="2"/>Inputs inputs = inMngr.getInputs();</text:p>
      <text:p text:style-name="P6"/>
      <text:p text:style-name="P7"><text:span text:style-name="T7"><text:s text:c="2"/></text:span><text:span text:style-name="T16">//solve the problem</text:span></text:p>
      <text:p text:style-name="P7"><text:span text:style-name="T16"><text:s text:c="2"/></text:span><text:span text:style-name="T7">SRGCWSCS algorithm = </text:span><text:span text:style-name="T11">new</text:span><text:span text:style-name="T7"> SRGCWSCS(aTest, inputs);</text:span></text:p>
      <text:p text:style-name="P17"><text:s text:c="2"/>//Print the solution</text:p>
      <text:p text:style-name="P7"><text:span text:style-name="T16"><text:s text:c="2"/></text:span><text:span text:style-name="T7">Outputs output = algorithm.solveInTime();</text:span></text:p>
      <text:p text:style-name="P5"><text:span text:style-name="T5"><text:s text:c="2"/>String outFilePath = </text:span><text:span text:style-name="T8">"outputs/" </text:span><text:span text:style-name="T5">+ aTest.getInstanceName() + </text:span><text:span text:style-name="T8">"_outputs.txt"</text:span><text:span text:style-name="T5">;</text:span></text:p>
      <text:p text:style-name="P6"><text:s text:c="2"/>output.sendToFile(outFilePath);</text:p>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s </meta:initial-creator>
    <meta:creation-date>2013-01-07T19:00:07</meta:creation-date>
    <dc:date>2013-01-12T20:19:53</dc:date>
    <dc:creator>marcos </dc:creator>
    <meta:editing-duration>PT00H10M27S</meta:editing-duration>
    <meta:editing-cycles>8</meta:editing-cycles>
    <meta:generator>OpenOffice.org/3.2$Linux OpenOffice.org_project/320m12$Build-9483</meta:generator>
    <meta:document-statistic meta:table-count="0" meta:image-count="0" meta:object-count="0" meta:page-count="3" meta:paragraph-count="65" meta:word-count="654" meta:character-count="4464"/>
  </office:meta>
</office:document-meta>
</file>